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2.95cm" fo:min-width="10.7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2.75cm" fo:min-width="6.4cm" fo:padding-top="0.175cm" fo:padding-bottom="0.175cm" fo:padding-left="0.3cm" fo:padding-right="0.3cm" fo:wrap-option="wrap"/>
    </style:style>
    <style:style style:name="gr3" style:family="graphic" style:parent-style-name="standard">
      <style:graphic-properties svg:stroke-width="0.1cm" svg:stroke-color="#000000" draw:fill="solid" draw:fill-color="#ffffff" draw:textarea-horizontal-align="left" draw:textarea-vertical-align="middle" draw:auto-grow-height="false" fo:min-height="1.004cm" fo:min-width="23.854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3.55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0.468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1.632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ffff" draw:textarea-horizontal-align="center" draw:textarea-vertical-align="middle" draw:auto-grow-height="false" fo:min-height="1.031cm" fo:min-width="2.685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ffff" draw:textarea-horizontal-align="center" draw:textarea-vertical-align="middle" draw:auto-grow-height="false" fo:min-height="0.941cm" fo:min-width="5.708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4.638cm" fo:min-width="0.45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fill="solid" draw:fill-color="#ffffff" draw:textarea-horizontal-align="center" draw:textarea-vertical-align="middle" draw:auto-grow-height="false" fo:min-height="1.031cm" fo:min-width="4.352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65cm" fo:min-width="2.5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fill="solid" draw:fill-color="#ffffff" draw:textarea-horizontal-align="center" draw:textarea-vertical-align="middle" draw:auto-grow-height="false" fo:min-height="0.941cm" fo:min-width="4.162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0.544cm" fo:min-width="1.658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fill="solid" draw:fill-color="#ffffff" draw:textarea-horizontal-align="center" draw:textarea-vertical-align="middle" draw:auto-grow-height="false" fo:min-height="0.941cm" fo:min-width="4.403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fill="solid" draw:fill-color="#ffffff" draw:textarea-horizontal-align="center" draw:textarea-vertical-align="middle" draw:auto-grow-height="false" fo:min-height="0.941cm" fo:min-width="7.208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332cm" fo:min-width="0.2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6.78cm" fo:min-width="0.5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488cm" fo:min-width="0.45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fill="solid" draw:fill-color="#ffffff" draw:textarea-horizontal-align="center" draw:textarea-vertical-align="middle" draw:auto-grow-height="false" fo:min-height="0.941cm" fo:min-width="6.962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fill="solid" draw:fill-color="#ffffff" draw:textarea-horizontal-align="center" draw:textarea-vertical-align="middle" draw:auto-grow-height="false" fo:min-height="0.941cm" fo:min-width="23.708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3" style:family="paragraph">
      <loext:graphic-properties draw:fill="none"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4" style:family="paragraph">
      <loext:graphic-properties draw:fill="none" draw:fill-color="#ffffff"/>
      <style:text-properties style:font-name="Comic Sans MS" fo:font-size="22pt" style:font-size-asian="22pt" style:font-size-complex="22pt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3cm" svg:height="3.3cm" svg:x="7.7cm" svg:y="11.3cm">
          <text:p text:style-name="P1"><text:span text:style-name="T1">Arduino U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cm" svg:height="3.1cm" svg:x="21.3cm" svg:y="11.5cm">
          <text:p text:style-name="P1"><text:span text:style-name="T1">Push-button, LED, LCD displa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6cm" svg:height="1.5cm" svg:x="3.7cm" svg:y="8.1cm">
          <text:p text:style-name="P1"><text:span text:style-name="T1">avr-lib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.1cm" svg:y1="10.4cm" svg:x2="28.473cm" svg:y2="10.4cm">
          <text:p/>
        </draw:line>
        <draw:frame draw:style-name="gr5" draw:text-style-name="P4" draw:layer="layout" svg:width="4.15cm" svg:height="1.431cm" svg:x="1cm" svg:y="10.6cm">
          <draw:text-box>
            <text:p><text:span text:style-name="T1">Hardware</text:span></text:p>
          </draw:text-box>
        </draw:frame>
        <draw:frame draw:style-name="gr6" draw:text-style-name="P4" draw:layer="layout" svg:width="1.068cm" svg:height="1.431cm" svg:x="0.973cm" svg:y="8.669cm">
          <draw:text-box>
            <text:p><text:span text:style-name="T1">C</text:span></text:p>
          </draw:text-box>
        </draw:frame>
        <draw:line draw:style-name="gr4" draw:text-style-name="P3" draw:layer="layout" svg:x1="1.127cm" svg:y1="5.426cm" svg:x2="28.5cm" svg:y2="5.426cm">
          <text:p/>
        </draw:line>
        <draw:frame draw:style-name="gr7" draw:text-style-name="P4" draw:layer="layout" svg:width="2.232cm" svg:height="1.431cm" svg:x="0.999cm" svg:y="3.695cm">
          <draw:text-box>
            <text:p><text:span text:style-name="T1">ATS</text:span></text:p>
          </draw:text-box>
        </draw:frame>
        <draw:custom-shape draw:style-name="gr8" draw:text-style-name="P2" draw:layer="layout" svg:width="3.433cm" svg:height="1.529cm" svg:x="15.3cm" svg:y="12.771cm">
          <text:p text:style-name="P1"><text:span text:style-name="T1">GPI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6.446cm" svg:height="1.429cm" svg:x="13.754cm" svg:y="6.2cm">
          <text:p text:style-name="P1"><text:span text:style-name="T1">GPIO libra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2.1cm" svg:height="5.7cm" svg:x="16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5.1cm" svg:height="1.529cm" svg:x="8cm" svg:y="12.771cm">
          <text:p text:style-name="P1"><text:span text:style-name="T1">Serial 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3.1cm" svg:height="2cm" svg:x="2.5cm" svg:y="12.5cm">
          <text:p text:style-name="P1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9cm" svg:height="1.429cm" svg:x="3.8cm" svg:y="6.2cm">
          <text:p text:style-name="P1"><text:span text:style-name="T1">Ring buff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3.1cm" svg:height="1.9cm" svg:x="18.5cm" svg:y="12.6cm">
          <text:p/>
          <draw:enhanced-geometry svg:viewBox="0 0 21600 21600" draw:text-areas="?f5 ?f1 ?f6 ?f3" draw:type="left-right-arrow" draw:modifiers="6245.68678267308 5726.6701735928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5" draw:layer="layout" svg:width="3.1cm" svg:height="1.9cm" svg:x="5.2cm" svg:y="12.6cm">
          <text:p/>
          <draw:enhanced-geometry svg:viewBox="0 0 21600 21600" draw:text-areas="?f5 ?f1 ?f6 ?f3" draw:type="left-right-arrow" draw:modifiers="6245.68678267308 5726.6701735928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" draw:layer="layout" svg:width="5.141cm" svg:height="1.429cm" svg:x="14.3cm" svg:y="3.2cm">
          <text:p text:style-name="P1"><text:span text:style-name="T1">LCD 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7.946cm" svg:height="1.429cm" svg:x="3.854cm" svg:y="3.2cm">
          <text:p text:style-name="P1"><text:span text:style-name="T1">Serial 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1.6cm" svg:height="2.1cm" svg:x="5.4cm" svg:y="4.4cm">
          <text:p/>
          <draw:enhanced-geometry svg:viewBox="0 0 21600 21600" draw:text-areas="?f0 ?f8 ?f2 ?f9" draw:type="up-down-arrow" draw:modifiers="6057.7139287945 6559.1623036649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5" draw:layer="layout" svg:width="2.2cm" svg:height="8.9cm" svg:x="9cm" svg:y="4.3cm">
          <text:p/>
          <draw:enhanced-geometry svg:viewBox="0 0 21600 21600" draw:text-areas="?f0 ?f8 ?f2 ?f9" draw:type="up-down-arrow" draw:modifiers="5191.45842798728 3749.2416582406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" draw:layer="layout" svg:width="2.1cm" svg:height="2.1cm" svg:x="16cm" svg:y="4.4cm">
          <text:p/>
          <draw:enhanced-geometry svg:viewBox="0 0 21600 21600" draw:text-areas="?f0 0 ?f2 ?f5" draw:type="down-arrow" draw:modifiers="13961.351737268 5397.4297953355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2" draw:layer="layout" svg:width="7.7cm" svg:height="1.429cm" svg:x="19.8cm" svg:y="3.2cm">
          <text:p text:style-name="P1"><text:span text:style-name="T1">EEPROM 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24.446cm" svg:height="1.429cm" svg:x="3.854cm" svg:y="1.3cm">
          <text:p text:style-name="P1"><text:span text:style-name="T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iwamu Okabe</meta:initial-creator>
    <meta:creation-date>2014-10-19T10:42:25.684191137</meta:creation-date>
    <dc:date>2015-08-08T18:39:29.024421869</dc:date>
    <meta:editing-duration>PT1H2M4S</meta:editing-duration>
    <meta:editing-cycles>99</meta:editing-cycles>
    <meta:generator>LibreOffice/4.4.5.2$Linux_X86_64 LibreOffice_project/40m0$Build-2</meta:generator>
    <meta:document-statistic meta:object-count="23"/>
  </office:meta>
</office:document-meta>
</file>